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, sans-serif"/>
    <style:font-face style:name="arial" svg:font-family="arial, x-locale-body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5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style:font-name="Verdana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fo:background-color="#ffff9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Verdan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erdan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2223b" loext:opacity="100%" style:font-name="Verdana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2223b" loext:opacity="100%" style:font-name="Verdana" fo:font-size="12pt" fo:letter-spacing="normal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Verdana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Verdana" fo:font-size="12pt" fo:font-style="normal" style:text-underline-style="none" fo:font-weight="normal" style:text-blinking="false" fo:background-color="#ffff0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Verdana" fo:font-size="12pt" fo:font-style="normal" style:text-underline-style="none" fo:font-weight="normal" style:text-blinking="false" fo:background-color="#33660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Verdana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Verdana" fo:font-size="12pt" fo:letter-spacing="normal" fo:font-style="normal" style:text-underline-style="none" fo:font-weight="normal" style:text-blinking="false" fo:background-color="#33660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Verdana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Verdana1" fo:font-size="11.25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ff3333" loext:opacity="100%" style:font-name="Verdana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ff3333" loext:opacity="100%" style:font-name="Verdana" fo:font-size="12pt" fo:letter-spacing="normal" fo:font-style="normal" style:text-underline-style="none" fo:font-weight="normal" fo:background-color="#ffffff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font-variant="normal" fo:text-transform="none" fo:color="#ff3333" loext:opacity="100%" style:font-name="Verdana" fo:font-size="12pt" fo:letter-spacing="normal" fo:font-style="normal" style:text-underline-style="none" fo:font-weight="normal" fo:background-color="#fffff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ff3333" loext:opacity="100%" style:text-line-through-style="none" style:text-line-through-type="none" style:font-name="Verdana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font-variant="normal" fo:text-transform="none" fo:color="#ff3333" loext:opacity="100%" style:text-line-through-style="none" style:text-line-through-type="none" style:font-name="Verdana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66" loext:opacity="100%" style:text-line-through-style="none" style:text-line-through-type="none" style:font-name="Verdana" fo:font-size="12pt" fo:font-style="italic" style:text-underline-style="solid" style:text-underline-width="auto" style:text-underline-color="font-color" fo:font-weight="normal" style:text-blinking="false" fo:background-color="#ffffff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66" loext:opacity="100%" style:text-line-through-style="none" style:text-line-through-type="none" style:font-name="Verdana" fo:font-size="12pt" fo:letter-spacing="normal" fo:font-style="normal" style:text-underline-style="solid" style:text-underline-width="auto" style:text-underline-color="font-color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66" loext:opacity="100%" style:text-line-through-style="none" style:text-line-through-type="none" style:font-name="Verdana" fo:font-size="12pt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66" loext:opacity="100%" style:text-line-through-style="none" style:text-line-through-type="none" style:font-name="Verdana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800000" loext:opacity="100%" style:font-name="Verdana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66" loext:opacity="100%" style:font-name="Verdana" fo:font-size="12pt" fo:font-style="italic" style:text-underline-style="solid" style:text-underline-width="auto" style:text-underline-color="font-color" fo:font-weight="normal" fo:background-color="#ffffff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800000" loext:opacity="100%" style:font-name="Verdana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39" style:family="paragraph" style:parent-style-name="Standard" style:list-style-name="L6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40" style:family="paragraph" style:parent-style-name="Standard" style:list-style-name="L7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officeooo:paragraph-rsid="00043fff" style:font-size-asian="12pt" style:font-weight-asian="normal" style:font-size-complex="12pt" style:font-weight-complex="normal"/>
    </style:style>
    <style:style style:name="P43" style:family="paragraph" style:parent-style-name="Standard" style:list-style-name="L10">
      <loext:graphic-properties draw:fill="solid" draw:fill-color="#ffffff" draw:opacity="100%"/>
      <style:paragraph-properties fo:text-align="start" style:justify-single-word="false" fo:background-color="#ffffff"/>
      <style:text-properties style:font-name="Verdana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44" style:family="paragraph" style:parent-style-name="Standard" style:list-style-name="L11">
      <style:paragraph-properties fo:text-align="start" style:justify-single-word="false"/>
      <style:text-properties style:font-name="Verdana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45" style:family="paragraph" style:parent-style-name="Standard" style:list-style-name="L13">
      <loext:graphic-properties draw:fill="solid" draw:fill-color="#ffffff" draw:opacity="100%"/>
      <style:paragraph-properties fo:text-align="start" style:justify-single-word="false" fo:background-color="#ffffff"/>
      <style:text-properties style:font-name="Verdana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46" style:family="paragraph" style:parent-style-name="Standard" style:list-style-name="L14">
      <style:paragraph-properties fo:text-align="start" style:justify-single-word="false"/>
      <style:text-properties style:font-name="Verdana" fo:font-size="12pt" style:text-underline-style="none" fo:font-weight="normal" fo:background-color="#ffffff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Verdana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Verdana" fo:font-size="12pt" style:text-underline-style="solid" style:text-underline-width="auto" style:text-underline-color="font-color" fo:font-weight="normal" officeooo:paragraph-rsid="00043fff" style:font-size-asian="12pt" style:font-weight-asian="normal" style:font-size-complex="12pt" style:font-weight-complex="normal"/>
    </style:style>
    <style:style style:name="P49" style:family="paragraph" style:parent-style-name="Standard" style:list-style-name="L7">
      <style:paragraph-properties fo:text-align="start" style:justify-single-word="false"/>
      <style:text-properties fo:font-variant="normal" fo:text-transform="none" fo:color="#800000" loext:opacity="100%" style:font-name="Verdana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50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Verdana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51" style:family="paragraph" style:parent-style-name="Standard" style:list-style-name="L9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Verdana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52" style:family="paragraph" style:parent-style-name="Standard" style:list-style-name="L12">
      <style:paragraph-properties fo:text-align="start" style:justify-single-word="false"/>
      <style:text-properties fo:font-variant="normal" fo:text-transform="none" fo:color="#000000" loext:opacity="100%" style:font-name="Verdana1" fo:font-size="11.25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ff3333" loext:opacity="100%" style:font-name="Verdana" fo:font-size="12pt" fo:letter-spacing="normal" fo:font-style="normal" style:text-underline-style="none" fo:font-weight="normal" officeooo:paragraph-rsid="00043fff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ff3333" loext:opacity="100%" style:font-name="Verdana" fo:font-size="12pt" fo:letter-spacing="normal" fo:font-style="normal" style:text-underline-style="none" fo:font-weight="normal" officeooo:paragraph-rsid="000551dd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Verdana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loext:opacity="100%" style:font-name="Verdana1" fo:font-size="11.25pt" fo:letter-spacing="normal" fo:font-style="normal"/>
    </style:style>
    <style:style style:name="T4" style:family="text">
      <style:text-properties fo:font-variant="normal" fo:text-transform="none" fo:color="#000000" loext:opacity="100%" style:font-name="Verdana1" fo:font-size="11.25pt" fo:letter-spacing="normal" fo:font-style="normal" fo:background-color="#ffff99" loext:char-shading-value="0"/>
    </style:style>
    <style:style style:name="T5" style:family="text">
      <style:text-properties fo:font-variant="normal" fo:text-transform="none" fo:color="#000000" loext:opacity="100%" style:font-name="Verdana1" fo:font-size="11.25pt" fo:letter-spacing="normal" fo:font-style="normal" style:text-underline-style="none"/>
    </style:style>
    <style:style style:name="T6" style:family="text">
      <style:text-properties fo:font-variant="normal" fo:text-transform="none" fo:color="#000000" loext:opacity="100%" style:font-name="Verdana1" fo:font-size="11.25pt" fo:letter-spacing="normal" fo:font-style="normal" style:text-underline-style="none" fo:background-color="#ffff99" loext:char-shading-value="0"/>
    </style:style>
    <style:style style:name="T7" style:family="text">
      <style:text-properties fo:font-variant="normal" fo:text-transform="none" fo:color="#22223b" loext:opacity="100%" fo:letter-spacing="normal" fo:font-style="normal"/>
    </style:style>
    <style:style style:name="T8" style:family="text">
      <style:text-properties fo:font-variant="normal" fo:text-transform="none" fo:color="#212121" loext:opacity="100%" style:font-name="arial" fo:font-size="12pt" fo:letter-spacing="normal" fo:font-style="normal" fo:font-weight="normal"/>
    </style:style>
    <style:style style:name="T9" style:family="text">
      <style:text-properties fo:font-variant="normal" fo:text-transform="none" fo:color="#212121" loext:opacity="100%" style:font-name="Verdana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ff3333" loext:opacity="100%" style:font-name="Verdana" fo:font-size="12pt" fo:letter-spacing="normal" fo:font-style="normal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11" style:family="text"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style:font-name="Verdana" fo:font-size="12pt" style:text-underline-style="none" fo:font-weight="normal" fo:background-color="#ffff00" loext:char-shading-value="0" style:font-size-asian="12pt" style:font-weight-asian="normal" style:font-size-complex="12pt" style:font-weight-complex="normal"/>
    </style:style>
    <style:style style:name="T13" style:family="text">
      <style:text-properties style:font-name="Verdana" fo:font-size="12pt" style:text-underline-style="none" fo:font-weight="normal" fo:background-color="#ffff99" loext:char-shading-value="0" style:font-size-asian="12pt" style:font-weight-asian="normal" style:font-size-complex="12pt" style:font-weight-complex="normal"/>
    </style:style>
    <style:style style:name="T14" style:family="text">
      <style:text-properties fo:background-color="#ffff00" loext:char-shading-value="0"/>
    </style:style>
    <style:style style:name="T15" style:family="text">
      <style:text-properties fo:background-color="#ffd320" loext:char-shading-value="0"/>
    </style:style>
    <style:style style:name="T16" style:family="text">
      <style:text-properties officeooo:rsid="00043fff"/>
    </style:style>
    <style:style style:name="T17" style:family="text">
      <style:text-properties officeooo:rsid="000551dd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CSS Cheatsheet – Text</text:p>
      <text:p text:style-name="P1"/>
      <text:p text:style-name="P2">Sections:</text:p>
      <text:list xml:id="list3456687574" text:style-name="L1">
        <text:list-item>
          <text:p text:style-name="P34">Intro</text:p>
        </text:list-item>
        <text:list-item>
          <text:p text:style-name="P34">Font Stack</text:p>
        </text:list-item>
        <text:list-item>
          <text:p text:style-name="P34">Font Styles</text:p>
        </text:list-item>
        <text:list-item>
          <text:p text:style-name="P34">Text Layout</text:p>
        </text:list-item>
        <text:list-item>
          <text:p text:style-name="P34">Font</text:p>
        </text:list-item>
      </text:list>
      <text:p text:style-name="P2"/>
      <text:p text:style-name="P7">[Section 1 = Intro]</text:p>
      <text:p text:style-name="P2"/>
      <text:p text:style-name="P9">The road so far...</text:p>
      <text:p text:style-name="P8"/>
      <text:p text:style-name="P13">My series of cheatsheets have led me through the design process of laying out and positioning elements on the page, and how best to select the elements to apply styling. </text:p>
      <text:p text:style-name="P13"/>
      <text:p text:style-name="P2"><text:span text:style-name="T7">Now that I have my building blocks in place and my background set it is time to look at a very simple but possibly the most important type of content on any project....the text.</text:span> </text:p>
      <text:p text:style-name="P2"/>
      <text:p text:style-name="P13"><text:bookmark text:name="docs-internal-guid-9113d7ea-7fff-18fe-822b-46c7a394b137"/>All text inside an element is all affected as one single entity (only &amp;lt;span&amp;gt;, &amp;lt;strong&lt;&amp;gt; , and similar, or pseudo-elements (::first-letter) can be used to style subsections of text).</text:p>
      <text:p text:style-name="P2"/>
      <text:p text:style-name="P7">[Section 2 = Font Stack]</text:p>
      <text:p text:style-name="P7"/>
      <text:p text:style-name="P9">Font Stack</text:p>
      <text:p text:style-name="P9"/>
      <text:p text:style-name="P2"/>
      <text:p text:style-name="P2">At the most basic level fonts can be:</text:p>
      <text:p text:style-name="P2"/>
      <text:p text:style-name="P2">san-serif</text:p>
      <text:p text:style-name="P2">serif</text:p>
      <text:p text:style-name="P2">monospace</text:p>
      <text:p text:style-name="P2">fantasy</text:p>
      <text:p text:style-name="P2">script/cursive</text:p>
      <text:p text:style-name="P2"/>
      <text:p text:style-name="P2">Web safe fonts (pre-installed in most O.S but some are Windows only or MAC only) used mainly for fallback in font stacks if the imported font or primary font is not supported.</text:p>
      <text:p text:style-name="P2"/>
      <text:p text:style-name="P22">CODEBOX:</text:p>
      <text:p text:style-name="P33"><text:bookmark text:name="docs-internal-guid-fdbc050c-7fff-1950-77dd-69c6fcffbdd6"/>p {</text:p>
      <text:p text:style-name="P33">font-family: var(--header-font), “Trebuchet MS”, Verdana,sans-serif;</text:p>
      <text:p text:style-name="P33">}</text:p>
      <text:p text:style-name="P2"/>
      <text:p text:style-name="P10">San-serif</text:p>
      <text:p text:style-name="P10"/>
      <text:p text:style-name="P2">Arial</text:p>
      <text:p text:style-name="P2">Arial Black</text:p>
      <text:p text:style-name="P2"><text:soft-page-break/>Arial Narrow</text:p>
      <text:p text:style-name="P2">Arial Rounded MT Bold</text:p>
      <text:p text:style-name="P2">Avant Garde</text:p>
      <text:p text:style-name="P2">Calibri</text:p>
      <text:p text:style-name="P2">Candara</text:p>
      <text:p text:style-name="P2">Century Gothic</text:p>
      <text:p text:style-name="P2">Franklin Gothic Medium</text:p>
      <text:p text:style-name="P2">Futura</text:p>
      <text:p text:style-name="P2">Geneva</text:p>
      <text:p text:style-name="P2">Gill Sans</text:p>
      <text:p text:style-name="P2">Helvetica</text:p>
      <text:p text:style-name="P2">Impact</text:p>
      <text:p text:style-name="P2">Lucinda Grande</text:p>
      <text:p text:style-name="P2">Optima</text:p>
      <text:p text:style-name="P2">Segoe UI</text:p>
      <text:p text:style-name="P2">Tahoma</text:p>
      <text:p text:style-name="P2">Trebuchet MS</text:p>
      <text:p text:style-name="P2">Verdana</text:p>
      <text:p text:style-name="P2"/>
      <text:p text:style-name="P10">Serif</text:p>
      <text:p text:style-name="P2"/>
      <text:p text:style-name="P2">Big Caslon</text:p>
      <text:p text:style-name="P2">Bodoni MT</text:p>
      <text:p text:style-name="P2">Book Antiqua</text:p>
      <text:p text:style-name="P2">Calisto MT</text:p>
      <text:p text:style-name="P2">Cambria</text:p>
      <text:p text:style-name="P2">Didot</text:p>
      <text:p text:style-name="P2">Garamund</text:p>
      <text:p text:style-name="P2">Georgia</text:p>
      <text:p text:style-name="P2">Goudy Old Style</text:p>
      <text:p text:style-name="P2">Hoefler Text</text:p>
      <text:p text:style-name="P2">Lucida Bright</text:p>
      <text:p text:style-name="P2">Palatino</text:p>
      <text:p text:style-name="P2">Perpetua</text:p>
      <text:p text:style-name="P2">Rockwell</text:p>
      <text:p text:style-name="P2">Rockwell Extra Bold</text:p>
      <text:p text:style-name="P2">Baskerville</text:p>
      <text:p text:style-name="P2">Times New Roman</text:p>
      <text:p text:style-name="P2"/>
      <text:p text:style-name="P10">Monospaced</text:p>
      <text:p text:style-name="P2"/>
      <text:p text:style-name="P2">Consolas</text:p>
      <text:p text:style-name="P2">Courier New</text:p>
      <text:p text:style-name="P2">Lucida Console</text:p>
      <text:p text:style-name="P2">Lucida Sans Typewriter</text:p>
      <text:p text:style-name="P2">Monaco</text:p>
      <text:p text:style-name="P2">Anadle Mono</text:p>
      <text:p text:style-name="P2"/>
      <text:p text:style-name="P10">Fantasy</text:p>
      <text:p text:style-name="P2"/>
      <text:p text:style-name="P2">Copperplate</text:p>
      <text:p text:style-name="P2">Papyrus</text:p>
      <text:p text:style-name="P2"><text:soft-page-break/></text:p>
      <text:p text:style-name="P10">Script</text:p>
      <text:p text:style-name="P2"/>
      <text:p text:style-name="P2">Brush Script MT</text:p>
      <text:p text:style-name="P7"/>
      <text:p text:style-name="P7">[Section 3 = Font Style]</text:p>
      <text:p text:style-name="P7"/>
      <text:p text:style-name="P9">Font Style</text:p>
      <text:p text:style-name="P9"/>
      <text:p text:style-name="P2">Subsection:</text:p>
      <text:list xml:id="list3939943696" text:style-name="L2">
        <text:list-item>
          <text:p text:style-name="P35">Font Size</text:p>
        </text:list-item>
        <text:list-item>
          <text:p text:style-name="P35">Font Style</text:p>
        </text:list-item>
        <text:list-item>
          <text:p text:style-name="P35">Font Weight</text:p>
        </text:list-item>
        <text:list-item>
          <text:p text:style-name="P35">Text transform</text:p>
        </text:list-item>
        <text:list-item>
          <text:p text:style-name="P35">Text decoration</text:p>
        </text:list-item>
        <text:list-item>
          <text:p text:style-name="P35">Text drop shadows</text:p>
        </text:list-item>
      </text:list>
      <text:p text:style-name="P9"/>
      <text:p text:style-name="P10">Font Size</text:p>
      <text:p text:style-name="P13"/>
      <text:p text:style-name="P13"/>
      <text:p text:style-name="P13">Font Size is commonly set as px, em, rem, vw, ch or pt (print view).</text:p>
      <text:p text:style-name="P13">The default font-size for html is 16px which looks like this:</text:p>
      <text:p text:style-name="P13"/>
      <text:p text:style-name="P22">CODEBOX:</text:p>
      <text:p text:style-name="P22"><text:s/>p {</text:p>
      <text:p text:style-name="P22">font-size: 1em;</text:p>
      <text:p text:style-name="P22">}</text:p>
      <text:p text:style-name="P22"/>
      <text:p text:style-name="P13">&amp;lt;h1&amp;gt;</text:p>
      <text:p text:style-name="P13">&amp;lt;h2&amp;gt;</text:p>
      <text:p text:style-name="P13">&amp;lt;h3&amp;gt;</text:p>
      <text:p text:style-name="P13">&amp;lt;h4&amp;gt;</text:p>
      <text:p text:style-name="P13">&amp;lt;h5&amp;gt;</text:p>
      <text:p text:style-name="P13">&amp;lt;h6&amp;gt;</text:p>
      <text:p text:style-name="P13">&amp;lt;p&amp;gt;</text:p>
      <text:p text:style-name="P13"/>
      <text:p text:style-name="P13">To make font-size responsive we can use clamp...</text:p>
      <text:p text:style-name="P13"/>
      <text:p text:style-name="P22">CODEBOX:</text:p>
      <text:p text:style-name="P22"><text:s/>p {</text:p>
      <text:p text:style-name="P31">font-size: clamp(1rem, 2.5vw, 2rem);</text:p>
      <text:p text:style-name="P22">}</text:p>
      <text:p text:style-name="P13"/>
      <text:p text:style-name="P13"/>
      <text:p text:style-name="P28">Seeing is believing [figure container caption]</text:p>
      <text:p text:style-name="P28"/>
      <text:p text:style-name="P17">Lorem Ipsum in a container box</text:p>
      <text:p text:style-name="P19">caption: clamping in progress...</text:p>
      <text:p text:style-name="P10"/>
      <text:p text:style-name="P10">Font Style</text:p>
      <text:p text:style-name="P10"/>
      <text:p text:style-name="P22">CODEBOX:</text:p>
      <text:p text:style-name="P22"><text:soft-page-break/><text:s/>p {</text:p>
      <text:p text:style-name="P22">font-style: italic;</text:p>
      <text:p text:style-name="P22">}</text:p>
      <text:p text:style-name="P10"/>
      <text:list xml:id="list246085256" text:style-name="L3">
        <text:list-item>
          <text:p text:style-name="P36">Normal</text:p>
        </text:list-item>
        <text:list-item>
          <text:p text:style-name="P36">Italic</text:p>
        </text:list-item>
        <text:list-item>
          <text:p text:style-name="P36">Oblique</text:p>
        </text:list-item>
      </text:list>
      <text:p text:style-name="P13"/>
      <text:p text:style-name="P2"/>
      <text:p text:style-name="P10">Font Weight</text:p>
      <text:p text:style-name="P10"/>
      <text:p text:style-name="P22">CODEBOX:</text:p>
      <text:p text:style-name="P22"><text:s/>p {</text:p>
      <text:p text:style-name="P22">font-weight: bold;</text:p>
      <text:p text:style-name="P22">}</text:p>
      <text:p text:style-name="P10"/>
      <text:list xml:id="list1651235906" text:style-name="L4">
        <text:list-item>
          <text:p text:style-name="P37">normal</text:p>
        </text:list-item>
        <text:list-item>
          <text:p text:style-name="P37">bold</text:p>
        </text:list-item>
        <text:list-item>
          <text:p text:style-name="P37">lighter</text:p>
        </text:list-item>
        <text:list-item>
          <text:p text:style-name="P37">bolder</text:p>
        </text:list-item>
        <text:list-item>
          <text:p text:style-name="P37">100-900</text:p>
          <text:list>
            <text:list-item>
              <text:p text:style-name="P37">100</text:p>
            </text:list-item>
            <text:list-item>
              <text:p text:style-name="P37">200</text:p>
            </text:list-item>
            <text:list-item>
              <text:p text:style-name="P37">300</text:p>
            </text:list-item>
            <text:list-item>
              <text:p text:style-name="P37">400</text:p>
            </text:list-item>
            <text:list-item>
              <text:p text:style-name="P37">500</text:p>
            </text:list-item>
            <text:list-item>
              <text:p text:style-name="P37">600</text:p>
            </text:list-item>
            <text:list-item>
              <text:p text:style-name="P37">700</text:p>
            </text:list-item>
            <text:list-item>
              <text:p text:style-name="P37">800</text:p>
            </text:list-item>
            <text:list-item>
              <text:p text:style-name="P37">900</text:p>
            </text:list-item>
          </text:list>
        </text:list-item>
      </text:list>
      <text:p text:style-name="P2"/>
      <text:p text:style-name="P10">Text Transform</text:p>
      <text:p text:style-name="P2"/>
      <text:p text:style-name="P22">CODEBOX:</text:p>
      <text:p text:style-name="P22"><text:s/>p {</text:p>
      <text:p text:style-name="P22">text-transform: uppercase;</text:p>
      <text:p text:style-name="P22">}</text:p>
      <text:list xml:id="list379173166" text:style-name="L5">
        <text:list-item>
          <text:p text:style-name="P38">none</text:p>
        </text:list-item>
        <text:list-item>
          <text:p text:style-name="P38">uppercase</text:p>
        </text:list-item>
        <text:list-item>
          <text:p text:style-name="P38">lowercase</text:p>
        </text:list-item>
        <text:list-item>
          <text:p text:style-name="P38">capitalize</text:p>
        </text:list-item>
        <text:list-item>
          <text:p text:style-name="P38">full-width</text:p>
          <text:p text:style-name="P38"/>
        </text:list-item>
      </text:list>
      <text:p text:style-name="P10">Text Decoration</text:p>
      <text:p text:style-name="P10"/>
      <text:p text:style-name="P22">CODEBOX:</text:p>
      <text:p text:style-name="P22"><text:s/>p {</text:p>
      <text:p text:style-name="P22">text-decoration-line: underline;</text:p>
      <text:p text:style-name="P22">text-decoration-style: double;</text:p>
      <text:p text:style-name="P22">text-underline-offset: 3px;</text:p>
      <text:p text:style-name="P22">text-decoration-color: red;</text:p>
      <text:p text:style-name="P22">}</text:p>
      <text:list xml:id="list2425978752" text:style-name="L6">
        <text:list-item>
          <text:p text:style-name="P39"><text:soft-page-break/>text-decoration-line</text:p>
          <text:list>
            <text:list-item>
              <text:p text:style-name="P39">none</text:p>
            </text:list-item>
            <text:list-item>
              <text:p text:style-name="P39">underline</text:p>
            </text:list-item>
            <text:list-item>
              <text:p text:style-name="P39">overline</text:p>
            </text:list-item>
            <text:list-item>
              <text:p text:style-name="P39">line-through</text:p>
            </text:list-item>
          </text:list>
        </text:list-item>
        <text:list-item>
          <text:p text:style-name="P39">text-decoration-style</text:p>
          <text:list>
            <text:list-item>
              <text:p text:style-name="P39">solid</text:p>
            </text:list-item>
            <text:list-item>
              <text:p text:style-name="P39">double</text:p>
            </text:list-item>
            <text:list-item>
              <text:p text:style-name="P39">dotted</text:p>
            </text:list-item>
            <text:list-item>
              <text:p text:style-name="P39">dashed</text:p>
            </text:list-item>
            <text:list-item>
              <text:p text:style-name="P39">wavy</text:p>
            </text:list-item>
          </text:list>
        </text:list-item>
        <text:list-item>
          <text:p text:style-name="P39">text-underline-offset</text:p>
          <text:list>
            <text:list-item>
              <text:p text:style-name="P39">auto</text:p>
            </text:list-item>
            <text:list-item>
              <text:p text:style-name="P39">set by pixel (example of pgq not having tails cut)</text:p>
            </text:list-item>
          </text:list>
        </text:list-item>
        <text:list-item>
          <text:p text:style-name="P39">text-decoration-color</text:p>
          <text:p text:style-name="P39"/>
        </text:list-item>
      </text:list>
      <text:p text:style-name="P10"/>
      <text:p text:style-name="P48">Text <text:span text:style-name="T16">Emphasis</text:span></text:p>
      <text:p text:style-name="P42"/>
      <text:p text:style-name="P54">CODEBOX:</text:p>
      <text:p text:style-name="P53">p span {</text:p>
      <text:p text:style-name="P54"><text:s text:c="2"/>text-emphasis: filled; //<text:span text:style-name="T17">shorthand for text-emphasis-style and text-emphasis-colo</text:span></text:p>
      <text:p text:style-name="P53">}</text:p>
      <text:p text:style-name="P2"/>
      <text:p text:style-name="P2"/>
      <text:p text:style-name="P2">none<text:tab/><text:tab/><text:tab/>No emphasis marks are applied<text:tab/></text:p>
      <text:p text:style-name="P2">filled<text:tab/><text:tab/><text:tab/>The emphasis marks are filled with a solid color<text:tab/></text:p>
      <text:p text:style-name="P2">open<text:tab/><text:tab/><text:tab/>The emphasis marks are hollow<text:tab/></text:p>
      <text:p text:style-name="P2">dot<text:tab/><text:tab/><text:tab/>The emphasis marks are small circles<text:tab/></text:p>
      <text:p text:style-name="P2">circle<text:tab/><text:tab/><text:tab/>The emphasis marks are circles<text:tab/></text:p>
      <text:p text:style-name="P2">double-circle<text:tab/>The emphasis marks are double circles<text:tab/></text:p>
      <text:p text:style-name="P2">triangle<text:tab/><text:tab/>The emphasis marks are triangles<text:tab/></text:p>
      <text:p text:style-name="P2">sesame<text:tab/><text:tab/>The emphasis marks are sesames<text:tab/></text:p>
      <text:p text:style-name="P2">string<text:tab/><text:tab/><text:tab/>The emphasis marks are the given string (one character)<text:tab/></text:p>
      <text:p text:style-name="P2">color<text:tab/><text:tab/><text:tab/>Sets the color of the emphasis marks</text:p>
      <text:p text:style-name="P2"/>
      <text:p text:style-name="P2"/>
      <text:p text:style-name="P2">p span {</text:p>
      <text:p text:style-name="P2"><text:s text:c="2"/>text-emphasis: filled;</text:p>
      <text:p text:style-name="P2">}</text:p>
      <text:p text:style-name="P10"/>
      <text:p text:style-name="P10">Text Drop Shadows</text:p>
      <text:p text:style-name="P9"/>
      <text:p text:style-name="P13">Text drop shadows use 4 properties:</text:p>
      <text:p text:style-name="P14"/>
      <text:p text:style-name="P13"/>
      <text:p text:style-name="P13">1-The horizontal offset of the shadow from the original text</text:p>
      <text:p text:style-name="P13">2-The vertical offset of the shadow from the original text</text:p>
      <text:p text:style-name="P13">3-The blur radius (default = 0)</text:p>
      <text:p text:style-name="P13">4-Base colour (default = black)</text:p>
      <text:p text:style-name="P13"/>
      <text:p text:style-name="P22"><text:soft-page-break/>CODEBOX:</text:p>
      <text:p text:style-name="P22"><text:s/>p {</text:p>
      <text:p text:style-name="P23">text-shadow: 4px 4px 5 px red;</text:p>
      <text:p text:style-name="P22">}</text:p>
      <text:p text:style-name="P13"/>
      <text:p text:style-name="P13">Multiple shadows can be added:</text:p>
      <text:p text:style-name="P11"/>
      <text:p text:style-name="P22">CODEBOX:</text:p>
      <text:p text:style-name="P22"><text:s/>p {</text:p>
      <text:p text:style-name="P24">text-shadow: -1px -1px 1px #aaa;</text:p>
      <text:p text:style-name="P24">0px 4px 1 px rgba(0,0,0,5),</text:p>
      <text:p text:style-name="P24">4px 4px 5px rgba(0,0,0,7),</text:p>
      <text:p text:style-name="P24">0px 0px 7px rgba(0,0,0,4);</text:p>
      <text:p text:style-name="P12"><text:span text:style-name="T10">}</text:span><text:line-break/></text:p>
      <text:p text:style-name="P9"/>
      <text:p text:style-name="P7">[Section 4 = Text Layout]</text:p>
      <text:p text:style-name="P14"/>
      <text:p text:style-name="P8">Text Layout</text:p>
      <text:p text:style-name="P8"/>
      <text:p text:style-name="P2">Subsection:</text:p>
      <text:list xml:id="list131611306448493" text:continue-list="list3939943696" text:style-name="L2">
        <text:list-item>
          <text:p text:style-name="P35">Alignment</text:p>
        </text:list-item>
        <text:list-item>
          <text:p text:style-name="P35">Line Height</text:p>
        </text:list-item>
        <text:list-item>
          <text:p text:style-name="P35">Letter Spacing</text:p>
        </text:list-item>
        <text:list-item>
          <text:p text:style-name="P35">Word Spacing</text:p>
        </text:list-item>
        <text:list-item>
          <text:p text:style-name="P35">Font Variant</text:p>
        </text:list-item>
        <text:list-item>
          <text:p text:style-name="P35">Font Kerning</text:p>
        </text:list-item>
        <text:list-item>
          <text:p text:style-name="P35">Text Indent</text:p>
        </text:list-item>
        <text:list-item>
          <text:p text:style-name="P35">White Space</text:p>
        </text:list-item>
        <text:list-item>
          <text:p text:style-name="P35">Text Overflow</text:p>
        </text:list-item>
        <text:list-item>
          <text:p text:style-name="P35">Word Break</text:p>
        </text:list-item>
        <text:list-item>
          <text:p text:style-name="P35">Word Wrap</text:p>
        </text:list-item>
        <text:list-item>
          <text:p text:style-name="P35">Writing Mode</text:p>
        </text:list-item>
        <text:list-item>
          <text:p text:style-name="P35">Text Orientation</text:p>
          <text:p text:style-name="P35"/>
          <text:p text:style-name="P35"/>
        </text:list-item>
      </text:list>
      <text:p text:style-name="P2"/>
      <text:p text:style-name="P10">Alignment</text:p>
      <text:p text:style-name="P10"/>
      <text:p text:style-name="P2">Text can be aligned with <text:span text:style-name="T14">text-align</text:span> using these values:</text:p>
      <text:p text:style-name="P2"/>
      <text:list xml:id="list3815423070" text:style-name="L7">
        <text:list-item>
          <text:p text:style-name="P40">right</text:p>
        </text:list-item>
        <text:list-item>
          <text:p text:style-name="P40">left</text:p>
        </text:list-item>
        <text:list-item>
          <text:p text:style-name="P40">center</text:p>
        </text:list-item>
        <text:list-item>
          <text:p text:style-name="P49">justify justify justify justify justify justify justify justify justify justify justify justify justify justify justify justify justify justify justify <text:s/>(use with caution)</text:p>
        </text:list-item>
      </text:list>
      <text:p text:style-name="P22"/>
      <text:p text:style-name="P22">CODEBOX:</text:p>
      <text:p text:style-name="P22"><text:s/>p {</text:p>
      <text:p text:style-name="P23">text-align: center;</text:p>
      <text:p text:style-name="P22">}</text:p>
      <text:p text:style-name="P2"/>
      <text:p text:style-name="P10"><text:soft-page-break/>Line Height</text:p>
      <text:p text:style-name="P22"/>
      <text:p text:style-name="P11"><text:span text:style-name="T11">Line Height as the name suggests sets the height of each line with </text:span><text:span text:style-name="T12">line-height</text:span><text:span text:style-name="T11"> using</text:span><text:span text:style-name="T2"> most size and length values and a unitless value (recommend 1.5-2)</text:span><text:span text:style-name="T11"> </text:span></text:p>
      <text:p text:style-name="P2"/>
      <text:p text:style-name="P22">CODEBOX:</text:p>
      <text:p text:style-name="P22"><text:s/>p {</text:p>
      <text:p text:style-name="P23">line-height: 1.5;</text:p>
      <text:p text:style-name="P22">}</text:p>
      <text:p text:style-name="P2"/>
      <text:p text:style-name="P29">Seeing is believing [figure container caption]</text:p>
      <text:p text:style-name="P29"/>
      <text:p text:style-name="P17">Lorem Ipsum in a container box</text:p>
      <text:p text:style-name="P17">caption: Default line height...</text:p>
      <text:p text:style-name="P17"/>
      <text:p text:style-name="P17">Lorem Ipsum in a container box</text:p>
      <text:p text:style-name="P17">caption: Line height set...</text:p>
      <text:p text:style-name="P2"/>
      <text:p text:style-name="P10">Letter Spacing</text:p>
      <text:p text:style-name="P22"/>
      <text:p text:style-name="P2">As the name suggests sets the space between letters with <text:span text:style-name="T14">letter-spacing</text:span> using<text:span text:style-name="T1"> most size and length values and is u</text:span>sed more for heading text than in blocks of text.</text:p>
      <text:p text:style-name="P2"/>
      <text:p text:style-name="P22">CODEBOX:</text:p>
      <text:p text:style-name="P22"><text:s/>p {</text:p>
      <text:p text:style-name="P23">letter-spacing: 4px;</text:p>
      <text:p text:style-name="P22">}</text:p>
      <text:p text:style-name="P22"/>
      <text:p text:style-name="P30">Seeing is believing [figure container caption]</text:p>
      <text:p text:style-name="P30"/>
      <text:p text:style-name="P17">Lorem Ipsum in a container box</text:p>
      <text:p text:style-name="P17">caption: Default letter spacing...</text:p>
      <text:p text:style-name="P17"/>
      <text:p text:style-name="P17">Lorem Ipsum in a container box</text:p>
      <text:p text:style-name="P17">caption: Letter spacing set...</text:p>
      <text:p text:style-name="P2"/>
      <text:p text:style-name="P10">Word Spacing</text:p>
      <text:p text:style-name="P10"/>
      <text:p text:style-name="P2">Also as the name suggests sets the space between words with <text:span text:style-name="T15">word-</text:span><text:span text:style-name="T14">spacing</text:span> using<text:span text:style-name="T1"> most size and length values. </text:span></text:p>
      <text:p text:style-name="P15"/>
      <text:p text:style-name="P22">CODEBOX:</text:p>
      <text:p text:style-name="P22">p {</text:p>
      <text:p text:style-name="P23">word-spacing: 6px;</text:p>
      <text:p text:style-name="P22">}</text:p>
      <text:p text:style-name="P20"/>
      <text:p text:style-name="P15"/>
      <text:p text:style-name="P30">Seeing is believing [figure container caption]</text:p>
      <text:p text:style-name="P15"/>
      <text:p text:style-name="P17">Lorem Ipsum in a container box</text:p>
      <text:p text:style-name="P17">caption: Default word spacing...</text:p>
      <text:p text:style-name="P17"><text:soft-page-break/></text:p>
      <text:p text:style-name="P17">Lorem Ipsum in a container box</text:p>
      <text:p text:style-name="P17">caption: Word spacing set...</text:p>
      <text:p text:style-name="P17"/>
      <text:p text:style-name="P18">Font Variant</text:p>
      <text:p text:style-name="P15">Switch between [small caps] *style in small caps and normal font.</text:p>
      <text:p text:style-name="P15"/>
      <text:p text:style-name="P15">font-variant: small-caps;</text:p>
      <text:p text:style-name="P15">font-variant: normal;</text:p>
      <text:p text:style-name="P15"/>
      <text:list xml:id="list3212566090" text:style-name="L8">
        <text:list-item>
          <text:p text:style-name="P50">small-caps</text:p>
        </text:list-item>
        <text:list-item>
          <text:p text:style-name="P50">normal</text:p>
          <text:p text:style-name="P50"/>
        </text:list-item>
      </text:list>
      <text:p text:style-name="P22">CODEBOX:</text:p>
      <text:p text:style-name="P22"><text:s/>p {</text:p>
      <text:p text:style-name="P23">font-variant: small-caps;</text:p>
      <text:p text:style-name="P25">}</text:p>
      <text:p text:style-name="P16"/>
      <text:p text:style-name="P15"/>
      <text:p text:style-name="P18">Font Kerning</text:p>
      <text:p text:style-name="P25"/>
      <text:p text:style-name="P18"/>
      <text:p text:style-name="P15">This sets the use of the kerning information stored in a font.</text:p>
      <text:p text:style-name="P15"/>
      <text:list xml:id="list3190045183" text:style-name="L9">
        <text:list-item>
          <text:p text:style-name="P51">Auto</text:p>
        </text:list-item>
        <text:list-item>
          <text:p text:style-name="P51">normal</text:p>
        </text:list-item>
        <text:list-item>
          <text:p text:style-name="P51">none</text:p>
        </text:list-item>
      </text:list>
      <text:p text:style-name="P16"/>
      <text:p text:style-name="P22">CODEBOX:</text:p>
      <text:p text:style-name="P22"><text:s/>div {</text:p>
      <text:p text:style-name="P23">font-variant: auto;</text:p>
      <text:p text:style-name="P25">}</text:p>
      <text:p text:style-name="P25"/>
      <text:p text:style-name="P27">Seeing is believing [figure container caption]</text:p>
      <text:p text:style-name="P16"/>
      <text:p text:style-name="P17">Lorem Ipsum in a container box</text:p>
      <text:p text:style-name="P17">caption: Auto kerning...</text:p>
      <text:p text:style-name="P17"/>
      <text:p text:style-name="P17">Lorem Ipsum in a container box</text:p>
      <text:p text:style-name="P17">caption: normal kerning...</text:p>
      <text:p text:style-name="P17"/>
      <text:p text:style-name="P17">Lorem Ipsum in a container box</text:p>
      <text:p text:style-name="P17">caption:no kerning...</text:p>
      <text:p text:style-name="P15"/>
      <text:p text:style-name="P10">Text Indent</text:p>
      <text:p text:style-name="P2"/>
      <text:p text:style-name="P15">Sets how much horizontal space should be left before the beginning of the first line with <text:span text:style-name="T14">text-indent</text:span> using most size and length values. </text:p>
      <text:p text:style-name="P15"/>
      <text:p text:style-name="P22">CODEBOX:</text:p>
      <text:p text:style-name="P22"><text:s/>div {</text:p>
      <text:p text:style-name="P23">text-indent: 4em;</text:p>
      <text:p text:style-name="P25"><text:soft-page-break/>}</text:p>
      <text:p text:style-name="P15"/>
      <text:p text:style-name="P17"/>
      <text:p text:style-name="P2"/>
      <text:p text:style-name="P10">White Space</text:p>
      <text:p text:style-name="P10"/>
      <text:p text:style-name="P2">As it sounds this is used to set how white space is handled</text:p>
      <text:p text:style-name="P10"/>
      <text:list xml:id="list1751974899" text:style-name="L10">
        <text:list-item>
          <text:p text:style-name="P43">normal</text:p>
        </text:list-item>
        <text:list-item>
          <text:p text:style-name="P43">nowrap</text:p>
        </text:list-item>
        <text:list-item>
          <text:p text:style-name="P43">pre</text:p>
        </text:list-item>
        <text:list-item>
          <text:p text:style-name="P43">pre-wrap</text:p>
        </text:list-item>
        <text:list-item>
          <text:p text:style-name="P43">pre-line</text:p>
        </text:list-item>
        <text:list-item>
          <text:p text:style-name="P43">break-spaces</text:p>
        </text:list-item>
      </text:list>
      <text:p text:style-name="P5"/>
      <text:p text:style-name="P22">CODEBOX:</text:p>
      <text:p text:style-name="P22"><text:s/>div {</text:p>
      <text:p text:style-name="P23">white-space: pre;</text:p>
      <text:p text:style-name="P25">}</text:p>
      <text:p text:style-name="P32">Seeing is believing [figure container caption]</text:p>
      <text:p text:style-name="P3"/>
      <text:p text:style-name="P17">Lorem Ipsum in a container box</text:p>
      <text:p text:style-name="P17">caption: Normal whitespace...</text:p>
      <text:p text:style-name="P17"/>
      <text:p text:style-name="P17"/>
      <text:p text:style-name="P17">Lorem Ipsum in a container box</text:p>
      <text:p text:style-name="P17">caption: Nowrap whitespace...</text:p>
      <text:p text:style-name="P17"/>
      <text:p text:style-name="P17">Lorem Ipsum in a container box</text:p>
      <text:p text:style-name="P17">caption: Pre whitespace...</text:p>
      <text:p text:style-name="P17"/>
      <text:p text:style-name="P17">Lorem Ipsum in a container box</text:p>
      <text:p text:style-name="P17">caption: Pre-wrap whitespace...</text:p>
      <text:p text:style-name="P17"/>
      <text:p text:style-name="P17">Lorem Ipsum in a container box</text:p>
      <text:p text:style-name="P17">caption: Pre-line whitespace...</text:p>
      <text:p text:style-name="P17"/>
      <text:p text:style-name="P17">Lorem Ipsum in a container box</text:p>
      <text:p text:style-name="P17">caption: Break spaces...</text:p>
      <text:p text:style-name="P15"/>
      <text:p text:style-name="P10"/>
      <text:p text:style-name="P10">Text Overflow</text:p>
      <text:p text:style-name="P25"/>
      <text:p text:style-name="P2">This sets how hidden overflow content is signaled to users. The container also needs to have <text:span text:style-name="T14">overflow</text:span> and <text:span text:style-name="T14">white-space</text:span> set before text-overflow will take affect.</text:p>
      <text:p text:style-name="P3"/>
      <text:p text:style-name="P4">Values can be set as:</text:p>
      <text:list xml:id="list3291154375" text:style-name="L11">
        <text:list-item>
          <text:p text:style-name="P44">clip</text:p>
        </text:list-item>
        <text:list-item>
          <text:p text:style-name="P44">ellipsis</text:p>
        </text:list-item>
        <text:list-item>
          <text:p text:style-name="P44">custom string</text:p>
        </text:list-item>
      </text:list>
      <text:p text:style-name="P4"/>
      <text:p text:style-name="P22"><text:soft-page-break/>CODEBOX:</text:p>
      <text:p text:style-name="P22"><text:s/>div {</text:p>
      <text:p text:style-name="P23"><text:s text:c="2"/>white-space: nowrap;</text:p>
      <text:p text:style-name="P23"><text:s text:c="2"/>overflow: hidden;</text:p>
      <text:p text:style-name="P23"><text:s text:c="2"/>text-overflow: "----";</text:p>
      <text:p text:style-name="P25">}</text:p>
      <text:p text:style-name="P25"/>
      <text:p text:style-name="P32">Seeing is believing [figure container caption]</text:p>
      <text:p text:style-name="P17">Lorem Ipsum in a container box</text:p>
      <text:p text:style-name="P17">caption: Clip...</text:p>
      <text:p text:style-name="P17"/>
      <text:p text:style-name="P17"/>
      <text:p text:style-name="P17">Lorem Ipsum in a container box</text:p>
      <text:p text:style-name="P17">caption: Ellipsis...</text:p>
      <text:p text:style-name="P17"/>
      <text:p text:style-name="P17">Lorem Ipsum in a container box</text:p>
      <text:p text:style-name="P17">caption: Custom...</text:p>
      <text:p text:style-name="P17"/>
      <text:p text:style-name="P17"/>
      <text:p text:style-name="P10"/>
      <text:p text:style-name="P10">Word Break</text:p>
      <text:p text:style-name="P10"/>
      <text:p text:style-name="P2"><text:span text:style-name="T3">Using </text:span><text:span text:style-name="T4">word-break</text:span><text:span text:style-name="T3"> specifies how words should break when reaching the end of a line.</text:span> </text:p>
      <text:p text:style-name="P10"/>
      <text:p text:style-name="P4">Values can be set as:</text:p>
      <text:list xml:id="list131610740303235" text:continue-numbering="true" text:style-name="L11">
        <text:list-item>
          <text:p text:style-name="P44">normal</text:p>
        </text:list-item>
        <text:list-item>
          <text:p text:style-name="P44">keep all</text:p>
        </text:list-item>
        <text:list-item>
          <text:p text:style-name="P44">break all</text:p>
        </text:list-item>
      </text:list>
      <text:p text:style-name="P4"/>
      <text:p text:style-name="P22">CODEBOX:</text:p>
      <text:p text:style-name="P22"><text:s/>div {</text:p>
      <text:p text:style-name="P23"><text:s text:c="2"/>word-break: break-all;</text:p>
      <text:p text:style-name="P25">}</text:p>
      <text:list xml:id="list131612166906740" text:continue-numbering="true" text:style-name="L11">
        <text:list-header>
          <text:p text:style-name="P44"/>
        </text:list-header>
      </text:list>
      <text:p text:style-name="P32">Seeing is believing [figure container caption]</text:p>
      <text:p text:style-name="P17">Lorem Ipsum in a container box</text:p>
      <text:p text:style-name="P17">caption: Normal</text:p>
      <text:p text:style-name="P17"/>
      <text:p text:style-name="P17"/>
      <text:p text:style-name="P17">Lorem Ipsum in a container box</text:p>
      <text:p text:style-name="P17">caption: Keep my word </text:p>
      <text:p text:style-name="P17"/>
      <text:p text:style-name="P17">Lorem Ipsum in a container box</text:p>
      <text:p text:style-name="P17">caption: Break my word </text:p>
      <text:p text:style-name="P15"/>
      <text:p text:style-name="P10">Word Wrap</text:p>
      <text:p text:style-name="P10"/>
      <text:p text:style-name="P10"><text:span text:style-name="T5">Using </text:span><text:span text:style-name="T6">word-wrap can a</text:span><text:span text:style-name="T5">llow long words to be able to break and wrap onto the next line.</text:span></text:p>
      <text:p text:style-name="P21"/>
      <text:list xml:id="list1321515911" text:style-name="L12">
        <text:list-item>
          <text:p text:style-name="P52">Normal</text:p>
        </text:list-item>
        <text:list-item>
          <text:p text:style-name="P52">break-word</text:p>
        </text:list-item>
      </text:list>
      <text:p text:style-name="P6"><text:soft-page-break/></text:p>
      <text:p text:style-name="P22">CODEBOX:</text:p>
      <text:p text:style-name="P22"><text:s/>div {</text:p>
      <text:p text:style-name="P23"><text:s text:c="2"/>word-wrap: break-word;</text:p>
      <text:p text:style-name="P25">}</text:p>
      <text:p text:style-name="P6"/>
      <text:p text:style-name="P32">Seeing is believing [figure container caption]</text:p>
      <text:p text:style-name="P17">Lorem Ipsum in a container box</text:p>
      <text:p text:style-name="P17">caption: Normal</text:p>
      <text:p text:style-name="P17"/>
      <text:p text:style-name="P17"/>
      <text:p text:style-name="P17">Lorem Ipsum in a container box</text:p>
      <text:p text:style-name="P17">caption: break my word(wrap)</text:p>
      <text:p text:style-name="P15"/>
      <text:p text:style-name="P10">Writing Mode</text:p>
      <text:p text:style-name="P10"/>
      <text:p text:style-name="P2">This sets whether lines of text are laid out horizontally or vertically, as well as the direction in which blocks progress.</text:p>
      <text:p text:style-name="P6"/>
      <text:list xml:id="list3899624598" text:style-name="L13">
        <text:list-item>
          <text:p text:style-name="P45">horizontal-tb</text:p>
        </text:list-item>
        <text:list-item>
          <text:p text:style-name="P45">vertical-rl</text:p>
        </text:list-item>
        <text:list-item>
          <text:p text:style-name="P45">vertical-lr</text:p>
        </text:list-item>
        <text:list-item>
          <text:p text:style-name="P45"/>
        </text:list-item>
      </text:list>
      <text:p text:style-name="P22">CODEBOX:</text:p>
      <text:p text:style-name="P22"><text:s/>div {</text:p>
      <text:p text:style-name="P23"><text:s text:c="2"/>writing-mode: vertical-rl;</text:p>
      <text:p text:style-name="P26">}</text:p>
      <text:p text:style-name="P6"/>
      <text:p text:style-name="P32">Seeing is believing [figure container caption]</text:p>
      <text:p text:style-name="P17">Lorem Ipsum in a container box</text:p>
      <text:p text:style-name="P17">caption: Horizontal ...</text:p>
      <text:p text:style-name="P17"/>
      <text:p text:style-name="P17"/>
      <text:p text:style-name="P17">Lorem Ipsum in a container box</text:p>
      <text:p text:style-name="P17">caption: Vertical right to left...</text:p>
      <text:p text:style-name="P17"/>
      <text:p text:style-name="P17">Lorem Ipsum in a container box</text:p>
      <text:p text:style-name="P17">caption: Vertical left to right...</text:p>
      <text:p text:style-name="P17"/>
      <text:p text:style-name="P10">Text Orientation</text:p>
      <text:p text:style-name="P10"/>
      <text:p text:style-name="P11"><text:span text:style-name="T11">This only </text:span><text:span text:style-name="T8">affects te</text:span><text:span text:style-name="T9">xt in vertical mode and </text:span><text:span text:style-name="T13">text-orientation</text:span><text:span text:style-name="T11"> can change the orientation (for example if a verticle table header was needed)</text:span></text:p>
      <text:p text:style-name="P10"/>
      <text:list xml:id="list3215683591" text:style-name="L14">
        <text:list-item>
          <text:p text:style-name="P46">mixed</text:p>
        </text:list-item>
        <text:list-item>
          <text:p text:style-name="P46">upright</text:p>
        </text:list-item>
        <text:list-item>
          <text:p text:style-name="P46">sideways-right</text:p>
        </text:list-item>
        <text:list-item>
          <text:p text:style-name="P46">sideways</text:p>
        </text:list-item>
      </text:list>
      <text:p text:style-name="P10"/>
      <text:p text:style-name="P22">CODEBOX:</text:p>
      <text:p text:style-name="P22"><text:s/>div {</text:p>
      <text:p text:style-name="P23">writing-mode: vertical-rl;</text:p>
      <text:p text:style-name="P23"><text:soft-page-break/>text-orientation: sideways-right;</text:p>
      <text:p text:style-name="P25">}</text:p>
      <text:p text:style-name="P10"/>
      <text:p text:style-name="P32">Seeing is believing [figure container caption]</text:p>
      <text:p text:style-name="P17">Lorem Ipsum in a container box</text:p>
      <text:p text:style-name="P17">caption: Mixed ...</text:p>
      <text:p text:style-name="P17"/>
      <text:p text:style-name="P17"/>
      <text:p text:style-name="P17">Lorem Ipsum in a container box</text:p>
      <text:p text:style-name="P17">caption: Upright...</text:p>
      <text:p text:style-name="P17"/>
      <text:p text:style-name="P17">Lorem Ipsum in a container box</text:p>
      <text:p text:style-name="P17">caption: Sideways-right...</text:p>
      <text:p text:style-name="P17"/>
      <text:p text:style-name="P17">Lorem Ipsum in a container box</text:p>
      <text:p text:style-name="P17">caption: Sideways..</text:p>
      <text:p text:style-name="P15"/>
      <text:p text:style-name="P7">[Section 5 = Font]</text:p>
      <text:p text:style-name="P7"/>
      <text:p text:style-name="P7"/>
      <text:p text:style-name="P8">Font</text:p>
      <text:p text:style-name="P8"/>
      <text:p text:style-name="P2">Multiple properties can also be set through the shorthand property font.</text:p>
      <text:p text:style-name="P2"/>
      <text:p text:style-name="P2">In this order:</text:p>
      <text:p text:style-name="P2"/>
      <text:p text:style-name="P6">font:font-style, font-variant, font-weight, font-stretch, font-size/line-height, font-family;</text:p>
      <text:p text:style-name="P6"/>
      <text:p text:style-name="P6">font:italic normal bold normal 3em/1.5 Helvetica, Arial, sans-serif;</text:p>
      <text:p text:style-name="P6"/>
      <text:p text:style-name="P4">Note: Only font-size and font-family are required when using font shorthand. </text:p>
      <text:p text:style-name="P4"/>
      <text:p text:style-name="P4"/>
      <text:p text:style-name="P8">Footer</text:p>
      <text:p text:style-name="P8"/>
      <text:p text:style-name="P4">Social media links:</text:p>
      <text:p text:style-name="P4">LinkedIn</text:p>
      <text:p text:style-name="P4">GitHub</text:p>
      <text:p text:style-name="P4">WordPress blog</text:p>
      <text:p text:style-name="P4"/>
      <text:p text:style-name="P4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, sans-serif"/>
    <style:font-face style:name="arial" svg:font-family="arial, x-locale-body, sans-serif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IE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IE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y Ronan</meta:initial-creator>
    <meta:creation-date>2021-03-02T15:18:17.62</meta:creation-date>
    <dc:date>2023-03-16T13:16:09.448230386</dc:date>
    <meta:editing-duration>PT5H49M35S</meta:editing-duration>
    <meta:editing-cycles>78</meta:editing-cycles>
    <meta:generator>LibreOffice/7.3.7.2$Linux_X86_64 LibreOffice_project/30$Build-2</meta:generator>
    <meta:document-statistic meta:table-count="0" meta:image-count="0" meta:object-count="0" meta:page-count="12" meta:paragraph-count="423" meta:word-count="1541" meta:character-count="9099" meta:non-whitespace-character-count="8001"/>
  </office:meta>
</office:document-meta>
</file>